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68cm"/>
    </style:style>
    <style:style style:name="co3" style:family="table-column">
      <style:table-column-properties fo:break-before="auto" style:column-width="7.056cm"/>
    </style:style>
    <style:style style:name="co5" style:family="table-column">
      <style:table-column-properties fo:break-before="auto" style:column-width="6.313cm"/>
    </style:style>
    <style:style style:name="co6" style:family="table-column">
      <style:table-column-properties fo:break-before="auto" style:column-width="3.7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30"/>
    <style:style style:name="ce10" style:family="table-cell" style:parent-style-name="Default" style:data-style-name="N30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9"/>
        <table:table-column table:style-name="co4" table:number-columns-repeated="2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12">
            <text:p>Configuration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配置文件文件格式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int loadConfiguration()</text:p>
          </table:table-cell>
          <table:table-cell office:value-type="string" calcext:value-type="string">
            <text:p>读取文件形式的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7" calcext:value-type="date">
            <text:p>16年3月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office:value-type="string" calcext:value-type="string">
            <text:p>const string operator[](const char *) const</text:p>
          </table:table-cell>
          <table:table-cell office:value-type="string" calcext:value-type="string">
            <text:p>获取配置内容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10">
            <text:p>Util</text:p>
          </table:table-cell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 table:style-name="Default"/>
          <table:table-cell office:value-type="string" calcext:value-type="string">
            <text:p>getCurrentUnixTimeMs(封装gettimeofday)</text:p>
          </table:table-cell>
          <table:table-cell office:value-type="string" calcext:value-type="string">
            <text:p>获取当前的毫秒(长整数返回)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 office:value-type="string" calcext:value-type="string">
            <text:p>daemonize</text:p>
          </table:table-cell>
          <table:table-cell office:value-type="string" calcext:value-type="string">
            <text:p>守护进程化, 照抄APUE即可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8" calcext:value-type="date">
            <text:p>16年3月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14">
            <text:p>Cluster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itConfig()</text:p>
          </table:table-cell>
          <table:table-cell office:value-type="string" calcext:value-type="string">
            <text:p>读取配置</text:p>
          </table:table-cell>
          <table:table-cell office:value-type="float" office:value="0.5" calcext:value-type="float">
            <text:p>0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it()</text:p>
          </table:table-cell>
          <table:table-cell office:value-type="string" calcext:value-type="string">
            <text:p>初始化网络连接等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3-09" calcext:value-type="date">
            <text:p>16年3月9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Client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0" calcext:value-type="date">
            <text:p>16年3月10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6" table:number-columns-repeated="3"/>
          <table:table-cell table:style-name="ce10"/>
          <table:table-cell table:style-name="ce6"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toLead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Follow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toCandidat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nextCronTime(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1" calcext:value-type="date">
            <text:p>16年3月1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int cron()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14" calcext:value-type="date">
            <text:p>16年3月1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ClusterClient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总 <text:s text:c="2"/>1</text:p>
          </table:table-cell>
          <table:table-cell office:value-type="date" office:date-value="2016-03-16" calcext:value-type="date">
            <text:p>16年3月16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8">
            <text:p>Sibling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recognizeSiblings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17" calcext:value-type="date">
            <text:p>16年3月17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onnectLostSiblings()</text:p>
          </table:table-cell>
          <table:table-cell table:number-columns-repeated="2"/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Siblings(ClusterClient *, int clusterId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18" calcext:value-type="date">
            <text:p>16年3月1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Parents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Parent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1" calcext:value-type="date">
            <text:p>16年3月21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7">
            <text:p>Children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recognizeChildren()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connectLostChildren()</text:p>
          </table:table-cell>
          <table:table-cell table:number-columns-repeated="2"/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d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deleteChild(ClusterClient *)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Entry</text:p>
          </table:table-cell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3-23" calcext:value-type="date">
            <text:p>16年3月23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1" table:number-rows-spanned="6">
            <text:p>PersistenceFile</text:p>
          </table:table-cell>
          <table:table-cell table:number-columns-repeated="1023"/>
        </table:table-row>
        <table:table-row table:style-name="ro2">
          <table:covered-table-cell/>
          <table:table-cell office:value-type="string" calcext:value-type="string">
            <text:p>int appendEntry(const Entry &amp;)</text:p>
          </table:table-cell>
          <table:table-cell table:number-columns-repeated="3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Entry findEntry(long index)</text:p>
          </table:table-cell>
          <table:table-cell table:number-columns-repeated="3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Entry findLastEntry()</text:p>
          </table:table-cell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int deleteEntryAfter(long index)</text:p>
          </table:table-cell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/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6-03-24" calcext:value-type="date">
            <text:p>16年3月2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1" table:number-rows-spanned="21">
            <text:p>Command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3">
          <table:covered-table-cell/>
          <table:table-cell office:value-type="string" calcext:value-type="string">
            <text:p>requestVote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2" calcext:value-type="date">
            <text:p>16年3月22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/>
          <table:table-cell office:value-type="string" calcext:value-type="string">
            <text:p>[]</text:p>
          </table:table-cell>
          <table:table-cell/>
          <table:table-cell office:value-type="date" office:date-value="2016-03-23" calcext:value-type="date">
            <text:p>16年3月23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replyRequestVote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4" calcext:value-type="date">
            <text:p>16年3月24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ppendEntry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5" calcext:value-type="date">
            <text:p>16年3月25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 table:style-name="Default"/>
          <table:table-cell/>
          <table:table-cell office:value-type="string" calcext:value-type="string">
            <text:p>[]</text:p>
          </table:table-cell>
          <table:table-cell/>
          <table:table-cell office:value-type="date" office:date-value="2016-03-28" calcext:value-type="date">
            <text:p>16年3月28日</text:p>
          </table:table-cell>
          <table:table-cell office:value-type="string" calcext:value-type="string">
            <text:p>done</text:p>
          </table:table-cell>
          <table:table-cell table:number-columns-repeated="1018"/>
        </table:table-row>
        <table:table-row table:style-name="ro3">
          <table:covered-table-cell/>
          <table:table-cell office:value-type="string" calcext:value-type="string">
            <text:p>replyAppendEntry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29" calcext:value-type="date">
            <text:p>16年3月29日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direct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date" office:date-value="2016-03-30" calcext:value-type="date">
            <text:p>16年3月30日</text:p>
          </table:table-cell>
          <table:table-cell table:number-columns-repeated="1019"/>
        </table:table-row>
        <table:table-row table:style-name="ro3">
          <table:covered-table-cell table:style-name="Default"/>
          <table:table-cell/>
          <table:table-cell office:value-type="string" calcext:value-type="string">
            <text:p>client</text:p>
          </table:table-cell>
          <table:table-cell/>
          <table:table-cell office:value-type="date" office:date-value="2016-03-31" calcext:value-type="date">
            <text:p>16年3月31日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retry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date" office:date-value="2016-04-01" calcext:value-type="date">
            <text:p>16年4月1日</text:p>
          </table:table-cell>
          <table:table-cell table:number-columns-repeated="1019"/>
        </table:table-row>
        <table:table-row table:style-name="ro3">
          <table:covered-table-cell table:style-name="Default"/>
          <table:table-cell/>
          <table:table-cell office:value-type="string" calcext:value-type="string">
            <text:p>client</text:p>
          </table:table-cell>
          <table:table-cell/>
          <table:table-cell office:value-type="date" office:date-value="2016-04-02" calcext:value-type="date">
            <text:p>16年4月2日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flushServer</text:p>
          </table:table-cell>
          <table:table-cell office:value-type="string" calcext:value-type="string">
            <text:p>[]</text:p>
          </table:table-cell>
          <table:table-cell/>
          <table:table-cell office:value-type="date" office:date-value="2016-04-03" calcext:value-type="date">
            <text:p>16年4月3日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style-name="ce7" office:value-type="string" calcext:value-type="string" table:number-columns-spanned="1" table:number-rows-spanned="3">
            <text:p>需要对识别集群机器做一改变, 根据ip端口反向查询i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covered-table-cell table:style-name="ce8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covered-table-cell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1" table:number-rows-spanned="8">
            <text:p>ProtocolStream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office:value-type="string" calcext:value-type="string">
            <text:p>addDefaultComman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covered-table-cell table:style-name="Default"/>
          <table:table-cell table:number-columns-repeated="3"/>
          <table:table-cell table:style-name="Default"/>
          <table:table-cell table:number-columns-repeated="101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00／00／00</text:date>, <text:time style:data-style-name="N2" text:time-value="15:06:42.612846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4M21S</meta:editing-duration>
    <meta:editing-cycles>44</meta:editing-cycles>
    <meta:generator>LibreOffice/4.2.8.2$Linux_X86_64 LibreOffice_project/420m0$Build-2</meta:generator>
    <dc:date>2016-03-24T15:08:14.346720333</dc:date>
    <meta:document-statistic meta:table-count="3" meta:cell-count="177" meta:object-count="0"/>
    <meta:user-defined meta:name="Info 1"/>
    <meta:user-defined meta:name="Info 2"/>
    <meta:user-defined meta:name="Info 3"/>
    <meta:user-defined meta:name="Info 4"/>
  </office:meta>
</office:document-meta>
</file>